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b59b" officeooo:paragraph-rsid="0010b59b"/>
    </style:style>
    <style:style style:name="P2" style:family="paragraph" style:parent-style-name="Standard" style:list-style-name="L1">
      <style:text-properties officeooo:paragraph-rsid="0010b59b"/>
    </style:style>
    <style:style style:name="P3" style:family="paragraph" style:parent-style-name="Standard" style:list-style-name="L1">
      <style:text-properties officeooo:rsid="0010b59b" officeooo:paragraph-rsid="0010b59b"/>
    </style:style>
    <style:style style:name="P4" style:family="paragraph" style:parent-style-name="Standard" style:list-style-name="L2">
      <style:text-properties officeooo:rsid="0010b59b" officeooo:paragraph-rsid="0010b59b"/>
    </style:style>
    <style:style style:name="P5" style:family="paragraph" style:parent-style-name="Standard" style:list-style-name="L3">
      <style:text-properties officeooo:rsid="0010b59b" officeooo:paragraph-rsid="0010b59b"/>
    </style:style>
    <style:style style:name="P6" style:family="paragraph" style:parent-style-name="Standard" style:list-style-name="L4">
      <style:text-properties officeooo:rsid="0010b59b" officeooo:paragraph-rsid="0010b59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a18d"/>
    </style:style>
    <style:style style:name="T3" style:family="text">
      <style:text-properties style:text-underline-style="solid" style:text-underline-width="auto" style:text-underline-color="font-color" officeooo:rsid="00129cc8"/>
    </style:style>
    <style:style style:name="T4" style:family="text">
      <style:text-properties officeooo:rsid="0011a18d"/>
    </style:style>
    <style:style style:name="T5" style:family="text">
      <style:text-properties style:text-underline-style="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loext:num-list-format="%2%)" style:num-suffix=")"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resentar un curso de alumnos. Un curso tiene año de cursada, y guarda la información de sus alumnos (como máximo N alumnos). De cada alumno se conoce: DNI, nombre, asistencias y cantidad de autoevaluaciones aprobadas. Un curso puede ser a distancia o presencial. Los cursos a distancia llevan el link a la sala virtual y los cursos presenciales llevan el número de aula.</text:p>
      <text:p text:style-name="P1"/>
      <text:list xml:id="list3814881975" text:style-name="L1">
        <text:list-item>
          <text:p text:style-name="P3">Genere las clases necesarias. Provea constructores para iniciar los cursos con un año de cursada, un máximo de alumnos N. Los cursos se crean sin alumnos inscriptos. Un alumno se crea con 0 asistencias y 0 autoevaluaciones aprobadas.</text:p>
          <text:p text:style-name="P2"/>
        </text:list-item>
        <text:list-item>
          <text:p text:style-name="P3">Implemente los métodos necesarios en las clases que corresponda para:</text:p>
        </text:list-item>
      </text:list>
      <text:list xml:id="list4180288559" text:style-name="L2">
        <text:list-item>
          <text:list>
            <text:list-item>
              <text:p text:style-name="P4">agregarAlumno: Agregar un alumno a un curso. El método debe retornar true si pudo agregar al alumno y false en caso contrario.</text:p>
            </text:list-item>
            <text:list-item>
              <text:p text:style-name="P4"><text:span text:style-name="T4">i</text:span>ncrementarAsistencia: Dado un DNI, incrementar la asistencia del alumno con dicho DNI.</text:p>
            </text:list-item>
            <text:list-item>
              <text:p text:style-name="P4"><text:span text:style-name="T4">a</text:span>probarAutoevaluacion: Dado un DNI, incrementar la cantidad de autoevaluaciones aprobadas del alumno con dicho DNI.</text:p>
            </text:list-item>
            <text:list-item>
              <text:p text:style-name="P4"><text:span text:style-name="T4">p</text:span>uedeRendir: Recibe un alumno y retorna si puede rendir o no.</text:p>
            </text:list-item>
          </text:list>
        </text:list-item>
      </text:list>
      <text:list xml:id="list2292742640" text:style-name="L3">
        <text:list-item>
          <text:list>
            <text:list-item>
              <text:list>
                <text:list-item>
                  <text:p text:style-name="P5">Si el curso es a distancia, pueden rendir el examen los alumnos que cumplen con tener 3 autoevaluaciones y al menos una asistencia.</text:p>
                </text:list-item>
                <text:list-item>
                  <text:p text:style-name="P5">Si el curso es presencial, <text:span text:style-name="T5">pueden</text:span> rendir el examen los alumnos que tienen al menos 3 asistencias.</text:p>
                  <text:p text:style-name="P5"/>
                </text:list-item>
              </text:list>
            </text:list-item>
            <text:list-item>
              <text:p text:style-name="P5"><text:span text:style-name="T2">c</text:span><text:span text:style-name="T1">antidad</text:span><text:span text:style-name="T3">D</text:span><text:span text:style-name="T1">eAlumnosQuePuedenRendir</text:span>: Retorna la cantidad de alumnos en condiciones de rendir.</text:p>
              <text:p text:style-name="P5"/>
            </text:list-item>
          </text:list>
        </text:list-item>
      </text:list>
      <text:list xml:id="list292004045" text:style-name="L4">
        <text:list-item>
          <text:p text:style-name="P6">Realice un programa que instancie un curso presencial y un curso a distancia. Agregue alumnos a cada curso. Incremente la asistencia y autoevaluaciones de los alumnos. Imprima la cantidad de alumnos en condiciones de rendir en cada curs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4T21:08:12.864000000</meta:creation-date>
    <dc:date>2023-04-24T22:42:24.249000000</dc:date>
    <meta:editing-duration>PT43M9S</meta:editing-duration>
    <meta:editing-cycles>4</meta:editing-cycles>
    <meta:generator>LibreOffice/7.3.2.2$Windows_X86_64 LibreOffice_project/49f2b1bff42cfccbd8f788c8dc32c1c309559be0</meta:generator>
    <meta:document-statistic meta:table-count="0" meta:image-count="0" meta:object-count="0" meta:page-count="1" meta:paragraph-count="12" meta:word-count="270" meta:character-count="1639" meta:non-whitespace-character-count="1391"/>
  </office:meta>
</office:document-meta>
</file>